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651a" officeooo:paragraph-rsid="0011651a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1651a" officeooo:paragraph-rsid="0011651a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normal" officeooo:rsid="0011651a" officeooo:paragraph-rsid="0011651a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1651a" officeooo:paragraph-rsid="0011651a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officeooo:paragraph-rsid="0011651a"/>
    </style:style>
    <style:style style:name="P6" style:family="paragraph" style:parent-style-name="Standard">
      <style:paragraph-properties fo:text-align="start" style:justify-single-word="false"/>
      <style:text-properties officeooo:rsid="00127ce6" officeooo:paragraph-rsid="00127ce6"/>
    </style:style>
    <style:style style:name="P7" style:family="paragraph" style:parent-style-name="Standard">
      <style:paragraph-properties fo:margin-left="0cm" fo:margin-right="0cm" fo:text-align="start" style:justify-single-word="false" fo:text-indent="1.499cm" style:auto-text-indent="false"/>
      <style:text-properties officeooo:paragraph-rsid="0011651a"/>
    </style:style>
    <style:style style:name="P8" style:family="paragraph" style:parent-style-name="Standard">
      <style:paragraph-properties fo:margin-left="0cm" fo:margin-right="0cm" fo:text-align="start" style:justify-single-word="false" fo:text-indent="1.499cm" style:auto-text-indent="false"/>
      <style:text-properties officeooo:paragraph-rsid="0014448b"/>
    </style:style>
    <style:style style:name="P9" style:family="paragraph" style:parent-style-name="Standard">
      <style:paragraph-properties fo:margin-left="0cm" fo:margin-right="0cm" fo:text-align="start" style:justify-single-word="false" fo:text-indent="1.499cm" style:auto-text-indent="false"/>
      <style:text-properties officeooo:rsid="00127ce6" officeooo:paragraph-rsid="00127ce6"/>
    </style:style>
    <style:style style:name="P10" style:family="paragraph" style:parent-style-name="Standard">
      <style:paragraph-properties fo:margin-left="0cm" fo:margin-right="0cm" fo:text-align="start" style:justify-single-word="false" fo:text-indent="1.499cm" style:auto-text-indent="false"/>
      <style:text-properties fo:font-weight="bold" officeooo:rsid="00127ce6" officeooo:paragraph-rsid="00127ce6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651a" style:font-weight-asian="bold" style:font-weight-complex="bold"/>
    </style:style>
    <style:style style:name="T3" style:family="text">
      <style:text-properties fo:font-weight="bold" officeooo:rsid="00127ce6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1651a" style:font-weight-asian="normal" style:font-weight-complex="normal"/>
    </style:style>
    <style:style style:name="T6" style:family="text">
      <style:text-properties fo:font-weight="normal" officeooo:rsid="00127ce6" style:font-weight-asian="normal" style:font-weight-complex="normal"/>
    </style:style>
    <style:style style:name="T7" style:family="text">
      <style:text-properties fo:font-weight="normal" officeooo:rsid="0014448b" style:font-weight-asian="normal" style:font-weight-complex="normal"/>
    </style:style>
    <style:style style:name="T8" style:family="text">
      <style:text-properties officeooo:rsid="001444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gramação Concorrente, Paralela e Distribuída</text:p>
      <text:p text:style-name="P4"/>
      <text:p text:style-name="P2">Professor: Daniel Luis Notari</text:p>
      <text:p text:style-name="P5"><text:span text:style-name="T3">Alunos</text:span><text:span text:style-name="T2">: Augusto Fernando Klein e Guilherme Agostini</text:span></text:p>
      <text:p text:style-name="P4"/>
      <text:p text:style-name="P3"><text:s/><text:span text:style-name="T1">Trabalho III</text:span></text:p>
      <text:p text:style-name="P4"/>
      <text:p text:style-name="P7"><text:span text:style-name="T5">No seguinte trabalho foi realizada a implementação de tratamento de imagem </text:span><text:span text:style-name="T6">fazendo o uso de</text:span><text:span text:style-name="T5"> multi processos. Para desenvolver o trabalho </text:span><text:span text:style-name="T6">foi utilizado</text:span><text:span text:style-name="T5"> o método MPI, que consiste </text:span><text:span text:style-name="T6">na criação de</text:span><text:span text:style-name="T5"> </text:span><text:span text:style-name="T6">multi</text:span><text:span text:style-name="T5"> processos </text:span><text:span text:style-name="T6">possuindo</text:span><text:span text:style-name="T5"> acesso à memória local, </text:span><text:span text:style-name="T6">desempenhando funções compartilhadas ou separadamente.</text:span></text:p>
      <text:p text:style-name="P7"><text:span text:style-name="T5">As máscaras utilizas para os testes são 3x3, 5x5 e 7x7. Foi </text:span><text:span text:style-name="T7">concluído</text:span><text:span text:style-name="T5"> que a partir do aumento do tamanho da máscara há um esvanecimento na imagem. </text:span><text:span text:style-name="T6">Isso ocorre</text:span><text:span text:style-name="T5"> pela procura de um ponto mediano em máscaras de tamanho crescente, </text:span><text:span text:style-name="T6">assim havendo </text:span><text:span text:style-name="T7">uma área mais abrangente para o</text:span><text:span text:style-name="T6"> tratamento.</text:span></text:p>
      <text:p text:style-name="P8"><text:span text:style-name="T7">Também foi percebido que o tamanho da máscara tem grande impacto no desempenho da aplicação. Tal fato é percebido analisando o tempo de conclusão dos processos, separados pela máscara individualmente.</text:span></text:p>
      <text:p text:style-name="P9"><text:span text:style-name="T5">S</text:span><text:span text:style-name="T4">egue as comparações de desempenho por diversos processos nas máscaras citadas acima:</text:span></text:p>
      <text:p text:style-name="P6"/>
      <text:p text:style-name="P10">Máscara 3x3</text:p>
      <text:p text:style-name="P9"><text:span text:style-name="T4">Tempo por processo (real)</text:span></text:p>
      <text:p text:style-name="P9"><text:span text:style-name="T4"><text:s text:c="3"/>- 1 = 0,415s</text:span></text:p>
      <text:p text:style-name="P9"><text:span text:style-name="T4"><text:s text:c="3"/>- 2 = 0,441s</text:span></text:p>
      <text:p text:style-name="P9"><text:span text:style-name="T4"><text:s text:c="3"/>- 3 = 0,570s</text:span></text:p>
      <text:p text:style-name="P9"><text:span text:style-name="T4"><text:s text:c="3"/>- 4 = 0,751s</text:span></text:p>
      <text:p text:style-name="P9"><text:span text:style-name="T4"><text:s text:c="3"/>- 5 = 0,924s</text:span></text:p>
      <text:p text:style-name="P9"><text:span text:style-name="T4"/></text:p>
      <text:p text:style-name="P10">Máscara 5x5</text:p>
      <text:p text:style-name="P9"><text:span text:style-name="T4">Tempo por processo (real)</text:span></text:p>
      <text:p text:style-name="P9"><text:span text:style-name="T4"><text:s text:c="3"/>- 1 = 2,485s</text:span></text:p>
      <text:p text:style-name="P9"><text:span text:style-name="T4"><text:s text:c="3"/>- 2 = 2,866s</text:span></text:p>
      <text:p text:style-name="P9"><text:span text:style-name="T4"><text:s text:c="3"/>- 3 = 3,654s</text:span></text:p>
      <text:p text:style-name="P9"><text:span text:style-name="T4"><text:s text:c="3"/>- 4 = 4,533s</text:span></text:p>
      <text:p text:style-name="P9"><text:span text:style-name="T4"><text:s text:c="3"/>- 5 = 5,382s</text:span></text:p>
      <text:p text:style-name="P9"><text:span text:style-name="T4"/></text:p>
      <text:p text:style-name="P10">Máscara 7x7</text:p>
      <text:p text:style-name="P9"><text:span text:style-name="T4">Tempo por processo (real)</text:span></text:p>
      <text:p text:style-name="P9"><text:span text:style-name="T4"><text:s text:c="3"/>- 1 = 9,190s</text:span></text:p>
      <text:p text:style-name="P9"><text:span text:style-name="T4"><text:s text:c="3"/>- 2 = 9,874s</text:span></text:p>
      <text:p text:style-name="P9"><text:span text:style-name="T4"><text:s text:c="3"/>- 3 = 12,813s</text:span></text:p>
      <text:p text:style-name="P9"><text:span text:style-name="T4"><text:s text:c="3"/>- 4 = 15,761s</text:span></text:p>
      <text:p text:style-name="P9"><text:span text:style-name="T4"><text:s text:c="3"/>- 5 = 18,467s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0T20:11:50.962593185</meta:creation-date>
    <dc:date>2020-12-10T20:43:36.545905451</dc:date>
    <meta:editing-duration>PT4S</meta:editing-duration>
    <meta:editing-cycles>1</meta:editing-cycles>
    <meta:document-statistic meta:table-count="0" meta:image-count="0" meta:object-count="0" meta:page-count="1" meta:paragraph-count="29" meta:word-count="230" meta:character-count="1340" meta:non-whitespace-character-count="1093"/>
    <meta:generator>LibreOffice/6.4.6.2$Linux_X86_64 LibreOffice_project/40$Build-2</meta:generator>
  </office:meta>
</office:document-meta>
</file>